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640E07A2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notes">
      <style:graphic-properties draw:fill-color="#ffffff" fo:min-height="13.17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541cm" svg:x="1.4cm" svg:y="0.763cm" presentation:class="title">
          <draw:text-box>
            <text:p>Cross-platform Alternative to HomeOS</text:p>
          </draw:text-box>
        </draw:frame>
        <draw:frame presentation:style-name="pr2" draw:layer="layout" svg:width="25.2cm" svg:height="12.179cm" svg:x="1.4cm" svg:y="5.066cm" presentation:class="subtitle">
          <draw:text-box>
            <text:p>Christopher Becker</text:p>
            <text:p>Shivam Sharma</text:p>
            <text:p/>
            <text:p>University of Utah</text:p>
            <text:p>Human-Centered Research</text:p>
            <text:p>Fall 2014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Challenges</text:p>
              </text:list-item>
              <text:list-item>
                <text:p>HomeOS</text:p>
              </text:list-item>
              <text:list-item>
                <text:p>Architecture</text:p>
              </text:list-item>
              <text:list-item>
                <text:p>Our Alternative</text:p>
              </text:list-item>
              <text:list-item>
                <text:p>Implementation Challenges</text:p>
              </text:list-item>
              <text:list-item>
                <text:p>Access Control</text:p>
              </text:list-item>
              <text:list-item>
                <text:p>Current Statu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Motivatio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“Smart Home” devices relatively inexpensive and widely available</text:p>
                <text:list>
                  <text:list-item>
                    <text:p>Should allow wide-spread use</text:p>
                  </text:list-item>
                  <text:list-item>
                    <text:p>Should allow usage in a wide-range of scenarios</text:p>
                    <text:list>
                      <text:list-item>
                        <text:p>Climate Control based on occupants</text:p>
                      </text:list-item>
                      <text:list-item>
                        <text:p>Light levels based on various conditions</text:p>
                      </text:list-item>
                    </text:list>
                  </text:list-item>
                  <text:list-item>
                    <text:p>Why hasn't this happen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Challeng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Overhead</text:p>
                <text:list>
                  <text:list-item>
                    <text:p>Management</text:p>
                    <text:list>
                      <text:list-item>
                        <text:p>Ease of Use</text:p>
                      </text:list-item>
                      <text:list-item>
                        <text:p>Access Control</text:p>
                      </text:list-item>
                    </text:list>
                  </text:list-item>
                  <text:list-item>
                    <text:p>System Extension</text:p>
                    <text:list>
                      <text:list-item>
                        <text:p>Adding New Devices</text:p>
                      </text:list-item>
                      <text:list-item>
                        <text:p>Adding New Protocols</text:p>
                      </text:list-item>
                      <text:list-item>
                        <text:p>Adding New Applic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HomeO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esigned to Provide PC-like Abstraction</text:p>
                <text:list>
                  <text:list-item>
                    <text:p>Presents devices as peripherals</text:p>
                  </text:list-item>
                  <text:list-item>
                    <text:p>Uses applications to allow cross-device tasks</text:p>
                  </text:list-item>
                  <text:list-item>
                    <text:p>User interface designed for a home environment</text:p>
                  </text:list-item>
                  <text:list-item>
                    <text:p>Easy to understand access control system</text:p>
                  </text:list-item>
                </text:list>
              </text:list-item>
              <text:list-item>
                <text:p>Written in C#</text:p>
              </text:list-item>
              <text:list-item>
                <text:p>Only Works on Window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Architecture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Our Alternative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ritten in Java</text:p>
              </text:list-item>
              <text:list-item>
                <text:p>See devices and drivers separately</text:p>
              </text:list-item>
              <text:list-item>
                <text:p>All software is open source</text:p>
                <text:list>
                  <text:list-item>
                    <text:p>Using OpenZWave instead of a proprietary Z-Wave protocol 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Implementation Challeng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mpiling Driver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Access Contro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Current Statu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Future Wor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ntinue to add Functionality</text:p>
              </text:list-item>
              <text:list-item>
                <text:p>Continue to expand the API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8T11:29:02.872081712</meta:creation-date>
    <dc:date>2014-12-08T15:09:56.960564812</dc:date>
    <meta:editing-duration>PT2H52M34S</meta:editing-duration>
    <meta:editing-cycles>24</meta:editing-cycles>
    <meta:generator>LibreOffice/4.2.7.2$Linux_X86_64 LibreOffice_project/420m0$Build-2</meta:generator>
    <meta:document-statistic meta:object-count="77"/>
  </office:meta>
</office:document-meta>
</file>